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TablePreview2.svm" manifest:media-type=""/>
  <manifest:file-entry manifest:full-path="Pictures/100002000000000A0000000ADFBE81A4.gif" manifest:media-type="image/gif"/>
  <manifest:file-entry manifest:full-path="Pictures/100002000000000C0000000C424A8468.gif" manifest:media-type="image/gif"/>
  <manifest:file-entry manifest:full-path="Pictures/100000000000007F000000689CBDC6F3.png" manifest:media-type="image/png"/>
  <manifest:file-entry manifest:full-path="Pictures/100002000000000A0000000ADDA84F49.gif" manifest:media-type="image/gif"/>
  <manifest:file-entry manifest:full-path="Pictures/10000000000001E5000001F2D03E62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8"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9"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70"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1"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73"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4"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5" style:family="graphic" style:parent-style-name="standard" style:list-style-name="L5">
      <style:graphic-properties draw:stroke="none" svg:stroke-color="#000000" draw:fill="none" draw:fill-color="#ffffff" draw:auto-grow-height="true" draw:auto-grow-width="false" fo:max-height="0cm" fo:min-height="4.573cm"/>
    </style:style>
    <style:style style:name="gr7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12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8"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129"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graphic-properties draw:textarea-horizontal-align="justify" draw:textarea-vertical-align="middle" draw:auto-grow-height="false" fo:min-height="1.376cm" fo:min-width="6.261cm"/>
    </style:style>
    <style:style style:name="gr1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graphic-properties draw:textarea-horizontal-align="justify" draw:textarea-vertical-align="middle" draw:auto-grow-height="false" fo:min-height="0.136cm" fo:min-width="0.849cm"/>
    </style:style>
    <style:style style:name="gr151" style:family="graphic" style:parent-style-name="standard">
      <style:graphic-properties draw:textarea-horizontal-align="justify" draw:textarea-vertical-align="middle" draw:auto-grow-height="false" fo:min-height="1.184cm" fo:min-width="0.934cm"/>
    </style:style>
    <style:style style:name="gr15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graphic-properties draw:textarea-horizontal-align="justify" draw:textarea-vertical-align="middle" draw:auto-grow-height="false" fo:min-height="1.433cm" fo:min-width="6.29cm"/>
    </style:style>
    <style:style style:name="gr158" style:family="graphic" style:parent-style-name="standard">
      <style:graphic-properties draw:fill="none" draw:textarea-vertical-align="middle" draw:auto-grow-height="false" fo:min-height="0.667cm" fo:min-width="6.161cm"/>
    </style:style>
    <style:style style:name="gr1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graphic-properties draw:textarea-horizontal-align="justify" draw:textarea-vertical-align="middle" draw:auto-grow-height="false" fo:min-height="0.674cm" fo:min-width="0cm"/>
    </style:style>
    <style:style style:name="gr165" style:family="graphic" style:parent-style-name="standard">
      <style:graphic-properties draw:textarea-horizontal-align="justify" draw:textarea-vertical-align="middle" draw:auto-grow-height="false" fo:min-height="0.658cm" fo:min-width="1.599cm"/>
    </style:style>
    <style:style style:name="gr1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graphic-properties draw:fill="none" draw:textarea-vertical-align="middle" draw:auto-grow-height="false" fo:min-height="0.444cm" fo:min-width="0.308cm"/>
    </style:style>
    <style:style style:name="gr17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7" style:family="graphic" style:parent-style-name="standard">
      <style:graphic-properties draw:fill="solid" draw:fill-color="#729fcf" draw:textarea-horizontal-align="justify" draw:textarea-vertical-align="middle" draw:auto-grow-height="false" fo:min-height="0cm" fo:min-width="0.689cm"/>
    </style:style>
    <style:style style:name="gr1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graphic-properties draw:fill="none" draw:textarea-vertical-align="middle" draw:auto-grow-height="false" fo:min-height="0.444cm" fo:min-width="1.77cm"/>
    </style:style>
    <style:style style:name="gr184" style:family="graphic" style:parent-style-name="standard">
      <style:graphic-properties draw:textarea-vertical-align="middle"/>
    </style:style>
    <style:style style:name="gr18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graphic-properties draw:fill="solid" draw:fill-color="#729fcf" draw:textarea-horizontal-align="justify" draw:textarea-vertical-align="middle" draw:auto-grow-height="false" fo:min-height="0cm" fo:min-width="1.761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fill="none" draw:textarea-vertical-align="middle" draw:auto-grow-height="false" fo:min-height="0.444cm" fo:min-width="2.613cm"/>
    </style:style>
    <style:style style:name="gr19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graphic-properties draw:fill="solid" draw:fill-color="#729fcf" draw:textarea-horizontal-align="justify" draw:textarea-vertical-align="middle" draw:auto-grow-height="false" fo:min-height="0cm" fo:min-width="2.105cm"/>
    </style:style>
    <style:style style:name="gr2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0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5"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6" style:family="graphic" style:list-style-name="L12">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7"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1.023cm"/>
    </style:style>
    <style:style style:name="ro2" style:family="table-row">
      <style:table-row-properties style:row-height="0.972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paragraph-properties fo:margin-left="0cm" fo:margin-right="0cm" fo:line-height="100%" fo:text-align="center" fo:text-indent="0cm" style:punctuation-wrap="hanging" style:line-break="strict"/>
      <style:text-properties fo:font-size="18pt"/>
    </style:style>
    <style:style style:name="P28"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9" style:family="paragraph">
      <style:paragraph-properties fo:margin-left="0cm" fo:margin-right="0cm" fo:margin-top="0cm" fo:margin-bottom="0cm" fo:line-height="100%" fo:text-align="center" fo:text-indent="0cm" style:punctuation-wrap="hanging" style:line-break="strict"/>
      <style:text-properties fo:font-size="14pt"/>
    </style:style>
    <style:style style:name="P30" style:family="paragraph">
      <style:text-properties fo:font-style="italic" style:font-style-asian="italic" style:font-style-complex="italic"/>
    </style:style>
    <style:style style:name="P31" style:family="paragraph">
      <style:text-properties fo:font-size="18pt"/>
    </style:style>
    <style:style style:name="P32"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33" style:family="paragraph">
      <style:paragraph-properties fo:text-align="center"/>
    </style:style>
    <style:style style:name="P34" style:family="paragraph">
      <style:paragraph-properties fo:text-align="center"/>
      <style:text-properties fo:font-size="18pt"/>
    </style:style>
    <style:style style:name="P35" style:family="paragraph">
      <style:paragraph-properties fo:margin-left="0cm" fo:margin-right="0cm" fo:margin-top="0.282cm" fo:margin-bottom="0cm" fo:line-height="100%" fo:text-indent="0cm" style:punctuation-wrap="hanging" style:line-break="strict"/>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5"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8"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9"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0"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1"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style:vertical-pos="middle" style:vertical-rel="line" fo:width="0.363cm" fo:height="0.363cm"/>
      </text:list-level-style-image>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10">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1">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12">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9"/></text:p>
          <text:list text:continue-numbering="true" text:style-name="L6">
            <text:list-item>
              <text:list>
                <text:list-item>
                  <text:p><text:span text:style-name="T9"><text:s/></text:span><text:span text:style-name="T9">h</text:span><text:span text:style-name="T10">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9"><text:s text:c="2"/></text:span><text:span text:style-name="T9">selmax</text:span><text:span text:style-name="T8"> (Domshlak, Karpas, and Markovitch 2010)</text:span></text:p>
                </text:list-item>
              </text:list>
            </text:list-item>
          </text:list>
          <text:list text:style-name="L1">
            <text:list-item>
              <text:p><text:span text:style-name="T9"/></text:p>
            </text:list-item>
            <text:list-item>
              <text:p><text:span text:style-name="T9"/></text:p>
            </text:list-item>
          </text:list>
          <text:list text:style-name="L6">
            <text:list-item>
              <text:list>
                <text:list-item>
                  <text:p><text:span text:style-name="T8"><text:s text:c="2"/></text:span><text:span text:style-name="T9">Lazy A*</text:span><text:span text:style-name="T8"> (LA*) and Rational </text:span><text:span text:style-name="T9">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30" draw:text-style-name="P19" draw:layer="layout" svg:width="22.86cm" svg:height="13.693cm" svg:x="1.27cm" svg:y="3.232cm">
          <text:list text:style-name="L1">
            <text:list-header>
              <text:p text:style-name="P18"><text:span text:style-name="T12"/></text:p>
            </text:list-header>
            <text:list-item>
              <text:p text:style-name="P18"><text:span text:style-name="T12"/></text:p>
            </text:list-item>
          </text:list>
          <text:list text:style-name="L5">
            <text:list-item>
              <text:p text:style-name="P18"><text:span text:style-name="T12"><text:s text:c="2"/></text:span><text:span text:style-name="T12">Heuristics search algorithms takes too much time to problem-solving.</text:span></text:p>
            </text:list-item>
          </text:list>
          <text:list text:style-name="L1">
            <text:list-header>
              <text:p text:style-name="P18"><text:span text:style-name="T12"/></text:p>
            </text:list-header>
          </text:list>
          <text:list text:style-name="L5">
            <text:list-item>
              <text:p text:style-name="P18"><text:span text:style-name="T13"><text:s text:c="2"/></text:span><text:span text:style-name="T13">Using appropiate heuristic often means substantial reduction in the time need to solve hard problems.</text:span></text:p>
              <text:p text:style-name="P18"><text:span text:style-name="T13"/></text:p>
            </text:list-item>
            <text:list-item>
              <text:p text:style-name="P18"><text:span text:style-name="T14"><text:s text:c="2"/></text:span><text:span text:style-name="T13">Obtain the most promising heuristics from a large set of heuristics.</text:span></text:p>
            </text:list-item>
          </text:list>
          <text:list text:style-name="L1">
            <text:list-item>
              <text:p text:style-name="P18"><text:span text:style-name="T13"/></text:p>
            </text:list-item>
          </text:list>
          <text:list text:style-name="L5">
            <text:list-item>
              <text:p text:style-name="P18"><text:span text:style-name="T13"><text:s text:c="3"/></text:span><text:span text:style-name="T13">Unfortunately, even the simple kind of this problem is NP-hard, for many classes of submodular functions, such as: </text:span></text:p>
            </text:list-item>
          </text:list>
          <text:list text:style-name="L7">
            <text:list-item>
              <text:list>
                <text:list-item>
                  <text:p text:style-name="P18"><text:span text:style-name="T13"><text:s text:c="3"/></text:span><text:span text:style-name="T13">Weighted coverage (Feige, 1998)</text:span></text:p>
                </text:list-item>
                <text:list-item>
                  <text:p text:style-name="P18"><text:span text:style-name="T13"><text:s text:c="3"/></text:span><text:span text:style-name="T13">Mutual information (Krause and Guestrin, 2005)</text:span></text:p>
                </text:list-item>
              </text:list>
            </text:list-item>
          </text:list>
          <text:list text:style-name="L1">
            <text:list-header>
              <text:p text:style-name="P18"><text:span text:style-name="T15"/></text:p>
              <text:p text:style-name="P18"><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35" draw:text-style-name="P19" draw:layer="layout" svg:width="22.86cm" svg:height="13.693cm" svg:x="1.27cm" svg:y="3.232cm">
          <text:list text:style-name="L1">
            <text:list-header>
              <text:p text:style-name="P18"><text:span text:style-name="T12">We assume: </text:span></text:p>
            </text:list-header>
            <text:list-item>
              <text:p text:style-name="P18"><text:span text:style-name="T12"/></text:p>
            </text:list-item>
          </text:list>
          <text:list text:style-name="L5">
            <text:list-item>
              <text:p text:style-name="P18"><text:span text:style-name="T12"><text:s text:c="2"/></text:span><text:span text:style-name="T12">The most promising heuristics from a large set of heuristics.</text:span></text:p>
            </text:list-item>
          </text:list>
          <text:list text:style-name="L6">
            <text:list-item>
              <text:list>
                <text:list-item>
                  <text:p text:style-name="P18"><text:span text:style-name="T12">Generate smaller size of the search tree.</text:span></text:p>
                </text:list-item>
                <text:list-item>
                  <text:p text:style-name="P18"><text:span text:style-name="T12">Reducing the running time.</text:span></text:p>
                </text:list-item>
              </text:list>
            </text:list-item>
          </text:list>
          <text:list text:style-name="L1">
            <text:list-item>
              <text:list>
                <text:list-item>
                  <text:list>
                    <text:list-header>
                      <text:p text:style-name="P18"><text:span text:style-name="T12"/></text:p>
                    </text:list-header>
                  </text:list>
                </text:list-item>
              </text:list>
            </text:list-item>
          </text:list>
          <text:list text:style-name="L5">
            <text:list-item>
              <text:p text:style-name="P18"><text:span text:style-name="T12"><text:s text:c="2"/></text:span><text:span text:style-name="T12">Using an efficient algorithm of maximization of submodular functions will guarantees good approximations to the optimal solution of the problems.</text:span></text:p>
            </text:list-item>
          </text:list>
          <text:list text:style-name="L1">
            <text:list-item>
              <text:p text:style-name="P18"><text:span text:style-name="T12"/></text:p>
            </text:list-item>
          </text:list>
          <text:list text:style-name="L5">
            <text:list-item>
              <text:p text:style-name="P18"><text:span text:style-name="T12"><text:s text:c="3"/></text:span><text:span text:style-name="T12">We propose Stratified Sampling (SS) to estimate the number of nodes expanded that would be helpful for our utility function. </text:span></text:p>
            </text:list-item>
          </text:list>
          <text:list text:style-name="L1">
            <text:list-item>
              <text:p text:style-name="P18"><text:span text:style-name="T16"><text:s/></text:span></text:p>
              <text:p text:style-name="P18"><text:span text:style-name="T15"/></text:p>
              <text:p text:style-name="P18"><text:span text:style-name="T15"/></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4"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40"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the selection of heuristics from a large set of heuristics guarantees good approximations to the optimal solutions of optimization problem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45" draw:text-style-name="P15" draw:layer="layout" svg:width="22.86cm" svg:height="13.693cm" svg:x="1.27cm" svg:y="3.232cm">
          <text:list text:style-name="L1">
            <text:list-item>
              <text:p text:style-name="P18"><text:span text:style-name="T12"/></text:p>
            </text:list-item>
          </text:list>
          <text:list text:style-name="L5">
            <text:list-item>
              <text:p text:style-name="P18"><text:span text:style-name="T12"><text:s text:c="2"/></text:span><text:span text:style-name="T12">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2"/></text:p>
            </text:list-item>
          </text:list>
          <text:list text:style-name="L5">
            <text:list-item>
              <text:p text:style-name="P18"><text:span text:style-name="T12"><text:s text:c="2"/></text:span><text:span text:style-name="T12">The cardinality of the subsets (</text:span><text:span text:style-name="T17">N</text:span><text:span text:style-name="T12">) of heuristics found.</text:span></text:p>
              <text:p text:style-name="P18"><text:span text:style-name="T18"/></text:p>
            </text:list-item>
            <text:list-item>
              <text:p text:style-name="P18"><text:span text:style-name="T18"><text:s text:c="3"/></text:span><text:span text:style-name="T18">Specific Objectives</text:span></text:p>
            </text:list-item>
          </text:list>
          <text:list text:style-name="L6">
            <text:list-header>
              <text:p text:style-name="P18"><text:span text:style-name="T18"/></text:p>
              <text:list>
                <text:list-item>
                  <text:p text:style-name="P18"><text:span text:style-name="T12">Develop a method to find a subset of heuristics ζ' from a large pool </text:span><text:span text:style-name="T19">ζ</text:span><text:span text:style-name="T12"> that optimize in number of nodes expanded the process of search.</text:span></text:p>
                </text:list-item>
              </text:list>
            </text:list-header>
          </text:list>
          <text:list text:style-name="L1">
            <text:list-item>
              <text:p text:style-name="P18"><text:span text:style-name="T12"><text:s text:c="2"/></text:span></text:p>
            </text:list-item>
          </text:list>
          <text:list text:style-name="L6">
            <text:list-item>
              <text:list>
                <text:list-item>
                  <text:p text:style-name="P18"><text:span text:style-name="T12">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5" draw:layer="layout" svg:width="22.86cm" svg:height="13.693cm" svg:x="1.27cm" svg:y="3.232cm">
          <text:list text:style-name="L5">
            <text:list-header>
              <text:p text:style-name="P18"><text:span text:style-name="T18"/></text:p>
            </text:list-header>
            <text:list-item>
              <text:p text:style-name="P18"><text:span text:style-name="T18"><text:s text:c="2"/></text:span><text:span text:style-name="T18">Planning:</text:span></text:p>
            </text:list-item>
          </text:list>
          <text:list text:style-name="L6">
            <text:list-item>
              <text:list>
                <text:list-item>
                  <text:p text:style-name="P18"><text:span text:style-name="T12">It's a sequence of </text:span><text:span text:style-name="T18">actions</text:span><text:span text:style-name="T12"> to accomplish the goal. </text:span></text:p>
                </text:list-item>
                <text:list-item>
                  <text:p text:style-name="P18"><text:span text:style-name="T12">The core problem of AI is to reason about actions.</text:span></text:p>
                </text:list-item>
              </text:list>
            </text:list-item>
          </text:list>
          <text:list text:style-name="L1">
            <text:list-item>
              <text:p text:style-name="P18"><text:span text:style-name="T18"/></text:p>
            </text:list-item>
          </text:list>
          <text:list text:style-name="L5">
            <text:list-item>
              <text:p text:style-name="P18"><text:span text:style-name="T18"><text:s text:c="3"/></text:span><text:span text:style-name="T18">Domain Knowledge:</text:span></text:p>
            </text:list-item>
          </text:list>
          <text:list text:style-name="L6">
            <text:list-item>
              <text:list>
                <text:list-item>
                  <text:p text:style-name="P18"><text:span text:style-name="T19">It's a knowledge about the environment in which the system operates (Planning System, Planner).</text:span></text:p>
                </text:list-item>
                <text:list-item>
                  <text:p text:style-name="P18"><text:span text:style-name="T19">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19"/></text:p>
                  <text:p text:style-name="P18"><text:span text:style-name="T19"/></text:p>
                </text:list-header>
              </text:list>
            </text:list-item>
            <text:list-item>
              <text:p text:style-name="P18"><text:span text:style-name="T19"><text:s text:c="3"/></text:span><text:span text:style-name="T19">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5"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9">n</text:span><text:span text:style-name="T8"> in the state space has the property called cost function: </text:span></text:p>
            </text:list-item>
          </text:list>
          <text:p><text:span text:style-name="T9"/></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f(n) = g(n) <text:s/>+ h(n)</text:span></text:p>
          <text:p><text:span text:style-name="T9"/></text:p>
          <text:p><text:span text:style-name="T9"/></text:p>
          <text:list text:continue-numbering="true" text:style-name="L5">
            <text:list-item>
              <text:p><text:span text:style-name="T9"><text:s text:c="3"/></text:span><text:span text:style-name="T9">h(.)</text:span><text:span text:style-name="T8"> is known as a heuristic function which give us the remaining distance from one state </text:span><text:span text:style-name="T9">n</text:span><text:span text:style-name="T8"> in state space to the goal. </text:span></text:p>
            </text:list-item>
          </text:list>
          <text:p><text:span text:style-name="T8"><text:s/></text:span></text:p>
          <text:p><text:span text:style-name="T9"/></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63" draw:text-style-name="P5" draw:layer="layout" svg:x1="3.622cm" svg:y1="7.356cm" svg:x2="6.14cm" svg:y2="7.356cm">
            <text:p/>
          </draw:line>
          <draw:line draw:style-name="gr63" draw:text-style-name="P5" draw:layer="layout" svg:x1="6.154cm" svg:y1="7.356cm" svg:x2="8.672cm" svg:y2="7.356cm">
            <text:p/>
          </draw:line>
          <draw:line draw:style-name="gr63" draw:text-style-name="P5" draw:layer="layout" svg:x1="8.689cm" svg:y1="7.356cm" svg:x2="11.207cm" svg:y2="7.356cm">
            <text:p/>
          </draw:line>
          <draw:line draw:style-name="gr64" draw:text-style-name="P5" draw:layer="layout" svg:x1="11.216cm" svg:y1="7.356cm" svg:x2="13.734cm" svg:y2="7.356cm">
            <text:p/>
          </draw:line>
          <draw:line draw:style-name="gr65" draw:text-style-name="P5" draw:layer="layout" svg:x1="13.747cm" svg:y1="7.356cm" svg:x2="16.27cm" svg:y2="7.356cm">
            <text:p/>
          </draw:line>
          <draw:line draw:style-name="gr66" draw:text-style-name="P5" draw:layer="layout" svg:x1="16.287cm" svg:y1="7.356cm" svg:x2="18.801cm" svg:y2="7.356cm">
            <text:p/>
          </draw:line>
          <draw:custom-shape draw:style-name="gr67" draw:text-style-name="P22" draw:layer="layout" svg:width="1.257cm" svg:height="1.098cm" svg:x="3.349cm" svg:y="6.382cm">
            <text:list text:style-name="L8">
              <text:list-header>
                <text:p text:style-name="P21"><text:span text:style-name="T20">I</text:span></text:p>
              </text:list-header>
            </text:list>
            <draw:enhanced-geometry svg:viewBox="0 0 21600 21600" draw:type="mso-spt202" draw:enhanced-path="M 0 0 L 21600 0 21600 21600 0 21600 0 0 Z N"/>
          </draw:custom-shape>
          <draw:custom-shape draw:style-name="gr68" draw:text-style-name="P22" draw:layer="layout" svg:width="2.518cm" svg:height="1.098cm" svg:x="18.311cm" svg:y="6.421cm">
            <text:list text:style-name="L8">
              <text:list-header>
                <text:p text:style-name="P21"><text:span text:style-name="T20">G</text:span></text:p>
              </text:list-header>
            </text:list>
            <draw:enhanced-geometry svg:viewBox="0 0 21600 21600" draw:type="mso-spt202" draw:enhanced-path="M 0 0 L 21600 0 21600 21600 0 21600 0 0 Z N"/>
          </draw:custom-shape>
          <draw:custom-shape draw:style-name="gr69"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0" draw:text-style-name="P22" draw:layer="layout" svg:width="15.667cm" svg:height="1.098cm" svg:x="5.669cm" svg:y="9.57cm">
            <text:list text:style-name="L8">
              <text:list-header>
                <text:p text:style-name="P21"><text:span text:style-name="T20"><text:s text:c="6"/></text:span><text:span text:style-name="T20">g(n)=4 <text:s text:c="25"/>h*(n)=3 <text:s text:c="7"/></text:span></text:p>
              </text:list-header>
            </text:list>
            <draw:enhanced-geometry svg:viewBox="0 0 21600 21600" draw:type="mso-spt202" draw:enhanced-path="M 0 0 L 21600 0 21600 21600 0 21600 0 0 Z N"/>
          </draw:custom-shape>
          <draw:custom-shape draw:style-name="gr71"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2"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3" draw:text-style-name="P24" draw:layer="layout" svg:width="3.841cm" svg:height="1.098cm" svg:x="13.218cm" svg:y="4.018cm">
            <text:list text:style-name="L8">
              <text:list-header>
                <text:p text:style-name="P23"><text:span text:style-name="T21">h(n)=2</text:span></text:p>
              </text:list-header>
            </text:list>
            <draw:enhanced-geometry svg:viewBox="0 0 21600 21600" draw:type="mso-spt202" draw:enhanced-path="M 0 0 L 21600 0 21600 21600 0 21600 0 0 Z N"/>
          </draw:custom-shape>
          <draw:custom-shape draw:style-name="gr74" draw:text-style-name="P24" draw:layer="layout" svg:width="2.518cm" svg:height="1.098cm" svg:x="10.819cm" svg:y="6.355cm">
            <text:list text:style-name="L8">
              <text:list-header>
                <text:p text:style-name="P23"><text:span text:style-name="T21">n</text:span></text:p>
              </text:list-header>
            </text:list>
            <draw:enhanced-geometry svg:viewBox="0 0 21600 21600" draw:type="mso-spt202" draw:enhanced-path="M 0 0 L 21600 0 21600 21600 0 21600 0 0 Z N"/>
          </draw:custom-shape>
        </draw:g>
        <draw:frame draw:style-name="gr75" draw:layer="layout" svg:width="20.574cm" svg:height="4.823cm" svg:x="3.048cm" svg:y="11.938cm">
          <draw:text-box>
            <text:list text:style-name="L5">
              <text:list-item>
                <text:p><text:s text:c="2"/>I is the initial state, G is goal state, n is current state.</text:p>
              </text:list-item>
              <text:list-item>
                <text:p><text:s text:c="2"/><text:span text:style-name="T22">g</text:span>(n) is the optimal distance (OD) from I to n</text:p>
              </text:list-item>
              <text:list-item>
                <text:p><text:s text:c="2"/><text:span text:style-name="T22">h*</text:span>(n) is the OD from n to G</text:p>
              </text:list-item>
              <text:list-item>
                <text:p><text:s text:c="2"/><text:span text:style-name="T22">h</text:span><text:span text:style-name="T23">(n) is the heuristic estimate OD from n to G</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7 = OD</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6 = estimated heuristic OD</text:span></text:p>
              </text:list-item>
            </text:list>
          </draw:text-box>
        </draw:fram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7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8"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24"><text:s text:c="2"/></text:span><text:span text:style-name="T24">Admissible</text:span></text:p>
            </text:list-item>
          </text:list>
          <text:p><text:span text:style-name="T8"/></text:p>
          <text:list text:style-name="L6">
            <text:list-item>
              <text:list>
                <text:list-item>
                  <text:p><text:span text:style-name="T9">h(n)</text:span><text:span text:style-name="T8"> </text:span><text:span text:style-name="T9">≤ dist(n, goal) </text:span><text:span text:style-name="T8">for every state </text:span><text:span text:style-name="T9">n</text:span><text:span text:style-name="T8"> and goal state </text:span><text:span text:style-name="T9">goal</text:span><text:span text:style-name="T8"> </text:span></text:p>
                </text:list-item>
                <text:list-item>
                  <text:p><text:span text:style-name="T9">dist(n, m)</text:span><text:span text:style-name="T8"> is the cost of a least-cost path from </text:span><text:span text:style-name="T9">n</text:span><text:span text:style-name="T8"> to </text:span><text:span text:style-name="T9">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24"><text:s text:c="3"/></text:span><text:span text:style-name="T24">Consistency</text:span></text:p>
            </text:list-item>
          </text:list>
          <text:p><text:span text:style-name="T8"/></text:p>
          <text:list text:style-name="L6">
            <text:list-item>
              <text:list>
                <text:list-item>
                  <text:p><text:span text:style-name="T9">h(s) ≤ c(s, t) + h(t)</text:span><text:span text:style-name="T8"> for all states </text:span><text:span text:style-name="T9">s</text:span><text:span text:style-name="T8"> and </text:span><text:span text:style-name="T9">t</text:span><text:span text:style-name="T8"> </text:span></text:p>
                </text:list-item>
                <text:list-item>
                  <text:p><text:span text:style-name="T8">where </text:span><text:span text:style-name="T9">c(s, t)</text:span><text:span text:style-name="T8"> is the cost of the cheapest path from </text:span><text:span text:style-name="T9">s</text:span><text:span text:style-name="T8"> to </text:span><text:span text:style-name="T9">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8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3"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24"><text:s text:c="3"/></text:span><text:span text:style-name="T24">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9">S ⊆ V</text:span><text:span text:style-name="T8"> a value </text:span><text:span text:style-name="T9">f(S)</text:span><text:span text:style-name="T8"> is the utility function.</text:span></text:p>
                </text:list-item>
                <text:list-item>
                  <text:p text:style-name="P18"><text:span text:style-name="T9">V</text:span><text:span text:style-name="T8"> is a finite set that refer to the locations where sensors can be placed.</text:span></text:p>
                </text:list-item>
                <text:list-item>
                  <text:p text:style-name="P18"><text:span text:style-name="T9">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8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0"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9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3" draw:text-style-name="P25" draw:layer="layout" svg:width="22.86cm" svg:height="13.693cm" svg:x="1.27cm" svg:y="3.232cm">
          <text:list text:style-name="L9">
            <text:list-item>
              <text:p text:style-name="P18"><text:span text:style-name="T24"><text:s text:c="3"/></text:span><text:span text:style-name="T24">Submodular function properties:</text:span></text:p>
            </text:list-item>
          </text:list>
          <text:list text:style-name="L6">
            <text:list-header>
              <text:p text:style-name="P18"><text:span text:style-name="T24"/></text:p>
            </text:list-header>
            <text:list-item>
              <text:p text:style-name="P18"><text:span text:style-name="T24"><text:s text:c="3"/></text:span><text:span text:style-name="T24">Definition 1.1 </text:span><text:span text:style-name="T8">(Discrete derivate) For a set function </text:span><text:span text:style-name="T9">f</text:span><text:span text:style-name="T8"> : 2</text:span><text:span text:style-name="T25">V</text:span><text:span text:style-name="T8"> → R, </text:span><text:span text:style-name="T9">S ⊆ V</text:span><text:span text:style-name="T8"> , and </text:span><text:span text:style-name="T9">e ∈ V</text:span><text:span text:style-name="T8"> ,</text:span></text:p>
            </text:list-item>
          </text:list>
          <text:list text:style-name="L1">
            <text:list-item>
              <text:p text:style-name="P18"><text:span text:style-name="T8">Let ∆</text:span><text:span text:style-name="T26">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8"><text:span text:style-name="T8">Where the function </text:span><text:span text:style-name="T9">f</text:span><text:span text:style-name="T8"> is clear from the context, we drop the subscript and simply write <text:s text:c="7"/>∆(</text:span><text:span text:style-name="T9">e</text:span><text:span text:style-name="T8"> | </text:span><text:span text:style-name="T9">S</text:span><text:span text:style-name="T8">)</text:span></text:p>
            </text:list-item>
            <text:list-item>
              <text:p text:style-name="P18"><text:span text:style-name="T8"/></text:p>
            </text:list-item>
          </text:list>
          <text:list text:style-name="L6">
            <text:list-item>
              <text:p text:style-name="P18"><text:span text:style-name="T24"><text:s text:c="3"/></text:span><text:span text:style-name="T24">Definition 1.2</text:span><text:span text:style-name="T8"> (Submodularity) A function f : 2</text:span><text:span text:style-name="T25">V</text:span><text:span text:style-name="T8"> → R is </text:span><text:span text:style-name="T9">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8"><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8"><text:span text:style-name="T8"/></text:p>
            </text:list-item>
          </text:list>
          <text:list text:style-name="L6">
            <text:list-item>
              <text:p text:style-name="P18"><text:span text:style-name="T24"><text:s text:c="3"/></text:span><text:span text:style-name="T24">Definition 1.3</text:span><text:span text:style-name="T8"> (Monotonicity) A function f : 2</text:span><text:span text:style-name="T10">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9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8" draw:text-style-name="P25" draw:layer="layout" svg:width="22.86cm" svg:height="13.693cm" svg:x="1.27cm" svg:y="3.232cm">
          <text:list text:style-name="L5">
            <text:list-item>
              <text:p><text:span text:style-name="T24"><text:s text:c="3"/></text:span><text:span text:style-name="T24">Greedy maximization of submodular functions</text:span></text:p>
              <text:p><text:span text:style-name="T24"/></text:p>
            </text:list-item>
          </text:list>
          <text:list text:style-name="L6">
            <text:list-item>
              <text:list>
                <text:list-item>
                  <text:p><text:span text:style-name="T8">Constraining the number of subsets </text:span><text:span text:style-name="T9">k</text:span><text:span text:style-name="T8"> generated |S| ≤ </text:span><text:span text:style-name="T9">k.</text:span></text:p>
                </text:list-item>
              </text:list>
            </text:list-item>
          </text:list>
          <text:p><text:span text:style-name="T9"/></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10">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10">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10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3" draw:text-style-name="P25" draw:layer="layout" svg:width="22.86cm" svg:height="13.693cm" svg:x="1.27cm" svg:y="3.232cm">
          <text:p><text:span text:style-name="T8"/></text:p>
          <text:p><text:span text:style-name="T8"/></text:p>
          <text:p><text:span text:style-name="T8"/></text:p>
          <text:list text:style-name="L5">
            <text:list-item>
              <text:p><text:span text:style-name="T24"><text:s text:c="3"/></text:span><text:span text:style-name="T24">The greedy algorithm</text:span></text:p>
            </text:list-item>
          </text:list>
          <text:p><text:span text:style-name="T8"/></text:p>
          <text:list text:style-name="L6">
            <text:list-item>
              <text:list>
                <text:list-item>
                  <text:p><text:span text:style-name="T8">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list-item>
                <text:list-item>
                  <text:p><text:span text:style-name="T9">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8" draw:text-style-name="P25" draw:layer="layout" svg:width="22.86cm" svg:height="13.693cm" svg:x="1.27cm" svg:y="3.232cm">
          <text:list text:style-name="L5">
            <text:list-item>
              <text:p><text:span text:style-name="T24"><text:s text:c="3"/></text:span><text:span text:style-name="T24">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9">h</text:span><text:span text:style-name="T28">max</text:span><text:span text:style-name="T8">(ζ', ∇) for ζ' ⊆ ζ, A* expands in the worst case </text:span><text:span text:style-name="T9">J</text:span><text:span text:style-name="T8">(ζ', ∇) nodes, were</text:span></text:p>
            </text:list-item>
          </text:list>
          <text:p text:style-name="P26"><text:span text:style-name="T8"/></text:p>
          <text:p text:style-name="P26"><text:span text:style-name="T8"/></text:p>
          <text:p text:style-name="P26"><text:span text:style-name="T9"><text:s text:c="29"/></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26"><text:span text:style-name="T8"><text:s text:c="44"/></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9">J</text:span><text:span text:style-name="T8">(ζ') instead of </text:span><text:span text:style-name="T9">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24">Minimize</text:span><text:span text:style-name="T29">ζ' ∈ 2</text:span><text:span text:style-name="T30">|ζ|</text:span><text:span text:style-name="T8"> <text:s text:c="3"/></text:span><text:span text:style-name="T9">J</text:span><text:span text:style-name="T8">(ζ', ∇)</text:span></text:p>
          <text:p text:style-name="P18"><text:span text:style-name="T8"><text:s text:c="56"/></text:span><text:span text:style-name="T24">Subject to</text:span><text:span text:style-name="T8"> <text:s text:c="4"/>|ζ'| = </text:span><text:span text:style-name="T9">N</text:span></text:p>
          <text:p text:style-name="P18"><text:span text:style-name="T9"/></text:p>
          <text:list text:continue-numbering="true" text:style-name="L6">
            <text:list-item>
              <text:p text:style-name="P18"><text:span text:style-name="T8"><text:s text:c="3"/></text:span><text:span text:style-name="T8">Where </text:span><text:span text:style-name="T9">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3" draw:text-style-name="P25" draw:layer="layout" svg:width="22.86cm" svg:height="13.693cm" svg:x="1.27cm" svg:y="3.232cm">
          <text:list text:style-name="L5">
            <text:list-item>
              <text:p><text:span text:style-name="T24"><text:s text:c="3"/></text:span><text:span text:style-name="T24">The Greedy Heuristic Selection (</text:span><text:span text:style-name="T8">GHS</text:span><text:span text:style-name="T24">)</text:span></text:p>
            </text:list-item>
          </text:list>
          <text:p><text:span text:style-name="T8"/></text:p>
          <text:p><text:span text:style-name="T8"/></text:p>
          <text:p><text:span text:style-name="T24"><text:s text:c="28"/></text:span><text:span text:style-name="T24">Algorithm 1</text:span><text:span text:style-name="T8"> Greedy Heuristic Selection</text:span></text:p>
          <text:p><text:span text:style-name="T24"><text:s text:c="28"/></text:span><text:span text:style-name="T24">Input:</text:span><text:span text:style-name="T8"> problem ∇, set of heuristics ζ, cardinality </text:span><text:span text:style-name="T9">N</text:span></text:p>
          <text:p><text:span text:style-name="T24"><text:s text:c="28"/></text:span><text:span text:style-name="T24">Output:</text:span><text:span text:style-name="T8"> heuristic subset ζ' ⊆ ζ of size </text:span><text:span text:style-name="T9">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24"> While </text:span><text:span text:style-name="T8">|ζ'| &lt; N </text:span><text:span text:style-name="T24">do</text:span></text:p>
          <text:p><text:span text:style-name="T8"><text:s text:c="31"/></text:span><text:span text:style-name="T8">3:</text:span><text:span text:style-name="T8"><text:tab/></text:span><text:span text:style-name="T8">h ← argmin </text:span><text:span text:style-name="T9">J</text:span><text:span text:style-name="T26">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8" draw:text-style-name="P25" draw:layer="layout" svg:width="22.86cm" svg:height="13.693cm" svg:x="1.27cm" svg:y="3.232cm">
          <text:list text:style-name="L5">
            <text:list-item>
              <text:p><text:span text:style-name="T24"><text:s text:c="3"/></text:span><text:span text:style-name="T24">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10">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10">
            <text:list-item>
              <text:list>
                <text:list-item>
                  <text:list>
                    <text:list-item>
                      <text:p text:style-name="P26"><text:span text:style-name="T8">Chen (1992) addressed the problem with a stratification of the search tree through a</text:span><text:span text:style-name="T9"> </text:span><text:span text:style-name="T31">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27"><text:span text:style-name="T5">Methodology</text:span></text:p>
            </text:list-header>
          </text:list>
          <draw:enhanced-geometry svg:viewBox="0 0 21600 21600" draw:type="mso-spt202" draw:enhanced-path="M 0 0 L 21600 0 21600 21600 0 21600 0 0 Z N"/>
        </draw:custom-shape>
        <draw:custom-shape draw:style-name="gr123"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4" draw:text-style-name="P16" draw:layer="Layout" svg:width="17.066cm" svg:height="1.445cm" svg:x="5.697cm" svg:y="17.524cm">
          <text:list text:style-name="L1">
            <text:list-header>
              <text:p text:style-name="P28"><text:span text:style-name="T7">Universidade Federal de Viçosa</text:span></text:p>
              <text:p text:style-name="P28"><text:span text:style-name="T7">Departamento de Informática</text:span></text:p>
            </text:list-header>
          </text:list>
          <draw:enhanced-geometry svg:viewBox="0 0 21600 21600" draw:type="mso-spt202" draw:enhanced-path="M 0 0 L 21600 0 21600 21600 0 21600 0 0 Z N"/>
        </draw:custom-shape>
        <draw:custom-shape draw:style-name="gr125" draw:text-style-name="P9" draw:layer="Layout" svg:width="19.05cm" svg:height="0.853cm" draw:transform="rotate (1.5707963267949) translate (0.04cm 19.05cm)">
          <text:list text:style-name="L3">
            <text:list-header>
              <text:p text:style-name="P29"><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26" draw:layer="layout" svg:width="13.462cm" svg:height="12.954cm" svg:x="6.096cm" svg:y="4.318cm">
          <draw:image xlink:href="Pictures/10000000000001E5000001F2D03E62FC.png" xlink:type="simple" xlink:show="embed" xlink:actuate="onLoad">
            <text:p/>
          </draw:image>
        </draw:frame>
        <draw:frame draw:style-name="gr127" draw:text-style-name="P30" draw:layer="layout" svg:width="4.05cm" svg:height="1.013cm" svg:x="11.43cm" svg:y="4.064cm">
          <draw:text-box>
            <text:p><text:span text:style-name="T22">Type system</text:span></text:p>
          </draw:text-box>
        </draw:frame>
        <presentation:notes draw:style-name="dp3" presentation:use-date-time-name="dtd1">
          <office:forms form:automatic-focus="false" form:apply-design-mode="false"/>
          <draw:page-thumbnail draw:style-name="gr7" draw:layer="layout" svg:width="11.43cm" svg:height="8.573cm" svg:x="3.81cm" svg:y="3.175cm" draw:page-number="22" presentation:class="page"/>
          <draw:custom-shape draw:style-name="gr128" draw:text-style-name="P8" draw:layer="Layout" svg:width="15.24cm" svg:height="10.001cm" svg:x="1.905cm" svg:y="12.224cm">
            <text:p/>
            <draw:enhanced-geometry svg:viewBox="0 0 21600 21600" draw:type="mso-spt202" draw:enhanced-path="M 0 0 L 21600 0 21600 21600 0 21600 0 0 Z N"/>
          </draw:custom-shape>
          <draw:custom-shape draw:style-name="gr129" draw:text-style-name="P17" draw:layer="Layout" svg:width="8.255cm" svg:height="1.274cm" svg:x="10.791cm" svg:y="24.126cm">
            <text:list text:style-name="L1">
              <text:list-header>
                <text:p text:style-name="P31"><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3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1" draw:text-style-name="P25" draw:layer="layout" svg:width="22.86cm" svg:height="13.693cm" svg:x="1.27cm" svg:y="3.232cm">
          <text:p text:style-name="P26"><text:span text:style-name="T24">Algorithm 2 </text:span><text:span text:style-name="T8">SS, a single probe</text:span></text:p>
          <text:p text:style-name="P26"><text:span text:style-name="T8">Input: root </text:span><text:span text:style-name="T9">n*</text:span><text:span text:style-name="T8"> of a tree and a type system </text:span><text:span text:style-name="T9">T</text:span></text:p>
          <text:p text:style-name="P26"><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6"><text:span text:style-name="T8">1:</text:span><text:span text:style-name="T8"><text:tab/></text:span><text:span text:style-name="T8">A[0] ← {(</text:span><text:span text:style-name="T9">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24">while stopping condition</text:span><text:span text:style-name="T8"> is false </text:span><text:span text:style-name="T24">do</text:span></text:p>
          <text:p text:style-name="P26"><text:span text:style-name="T8">4:</text:span><text:span text:style-name="T8"><text:tab/></text:span><text:span text:style-name="T8"><text:tab/></text:span><text:span text:style-name="T24">for</text:span><text:span text:style-name="T8"> each element &lt;</text:span><text:span text:style-name="T9">n, m</text:span><text:span text:style-name="T8">&gt; in A[i] </text:span><text:span text:style-name="T24">do</text:span></text:p>
          <text:p text:style-name="P26"><text:span text:style-name="T8">5:</text:span><text:span text:style-name="T8"><text:tab/></text:span><text:span text:style-name="T8"><text:tab/></text:span><text:span text:style-name="T8"><text:tab/></text:span><text:span text:style-name="T24">for</text:span><text:span text:style-name="T8"> each child </text:span><text:span text:style-name="T9">n̂ </text:span><text:span text:style-name="T8">of </text:span><text:span text:style-name="T9">n</text:span><text:span text:style-name="T8"> </text:span><text:span text:style-name="T24">do</text:span><text:span text:style-name="T9">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24">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24">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6"><text:span text:style-name="T8">13:</text:span><text:span text:style-name="T8"><text:tab/></text:span><text:span text:style-name="T8"><text:tab/></text:span><text:span text:style-name="T9">i</text:span><text:span text:style-name="T8"> ← </text:span><text:span text:style-name="T9">i</text:span><text:span text:style-name="T8"> + 1</text:span></text:p>
          <text:p text:style-name="P26"><text:span text:style-name="T9"/></text:p>
          <text:p text:style-name="P26"><text:span text:style-name="T9"/></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6"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4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1"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7"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2"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53"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4"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6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1"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6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8"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2"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73"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4"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7" draw:text-style-name="P33"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7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0"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1" draw:id="id1"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2" draw:id="id2"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8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7"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3" draw:id="id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4" draw:id="id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3" draw:start-glue-point="6" draw:end-shape="id4" draw:end-glue-point="4" svg:d="M18784 11040v285h-2524v-12h-4102v501" svg:viewBox="0 0 6627 775">
          <text:p/>
        </draw:connector>
        <draw:custom-shape draw:style-name="gr190" draw:text-style-name="P33"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5" draw:id="id5"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6" draw:id="id6"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7" draw:id="id7"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5" draw:start-glue-point="6" draw:end-shape="id6" draw:end-glue-point="4" svg:d="M18784 11040v285h-2524v-12h-4102v501" svg:viewBox="0 0 6627 775">
          <text:p/>
        </draw:connector>
        <draw:custom-shape draw:style-name="gr196" draw:text-style-name="P34" xml:id="id8" draw:id="id8"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9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9"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9" draw:id="id9"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10" draw:id="id10"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11" draw:id="id11"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9" draw:start-glue-point="6" draw:end-shape="id10" draw:end-glue-point="4" svg:d="M18784 11040v285h-2524v-12h-4102v501" svg:viewBox="0 0 6627 775">
          <text:p/>
        </draw:connector>
        <draw:custom-shape draw:style-name="gr196" draw:text-style-name="P34" xml:id="id12" draw:id="id12"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svg:x1="20.561cm" svg:y1="12.587cm" svg:x2="12.159cm" svg:y2="13.786cm" draw:start-shape="id11" draw:start-glue-point="6" draw:end-shape="id12" draw:end-glue-point="4" svg:d="M20561 12587v600h-8402v599" svg:viewBox="0 0 8403 1200">
          <text:p/>
        </draw:connector>
        <draw:custom-shape draw:style-name="gr202" draw:text-style-name="P33"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20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5" draw:text-style-name="P32" draw:layer="layout" svg:width="22.86cm" svg:height="13.693cm" svg:x="1.27cm" svg:y="3.232cm">
          <text:list text:style-name="L11">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13" draw:id="id1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14" draw:id="id1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15" draw:id="id15"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13" draw:start-glue-point="6" draw:end-shape="id14" draw:end-glue-point="4" svg:d="M18784 11040v285h-2524v-12h-4102v501" svg:viewBox="0 0 6627 775">
          <text:p/>
        </draw:connector>
        <draw:custom-shape draw:style-name="gr196" draw:text-style-name="P34" xml:id="id16" draw:id="id16"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svg:x1="20.561cm" svg:y1="12.587cm" svg:x2="12.159cm" svg:y2="13.786cm" draw:start-shape="id15" draw:start-glue-point="6" draw:end-shape="id16" draw:end-glue-point="4" svg:d="M20561 12587v600h-8402v599" svg:viewBox="0 0 8403 1200">
          <text:p/>
        </draw:connector>
        <draw:frame draw:style-name="gr208" draw:text-style-name="P31" draw:layer="layout" svg:width="9.157cm" svg:height="1.775cm" svg:x="13.35cm" svg:y="14.977cm">
          <draw:text-box>
            <text:p><text:span text:style-name="T11">Return <text:s/></text:span></text:p>
          </draw:text-box>
        </draw:frame>
        <draw:custom-shape draw:style-name="gr196" draw:text-style-name="P34" draw:layer="layout" svg:width="3.189cm" svg:height="0.77cm" svg:x="16.074cm" svg:y="15.088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21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1" draw:text-style-name="P25" draw:layer="layout" svg:width="22.86cm" svg:height="13.693cm" svg:x="1.27cm" svg:y="3.232cm">
          <text:list text:style-name="L11">
            <text:list-item>
              <text:p><text:span text:style-name="T8"><text:s text:c="3"/></text:span><text:span text:style-name="T8">We run two set of experiments:</text:span></text:p>
            </text:list-item>
          </text:list>
          <text:p><text:span text:style-name="T8"/></text:p>
          <text:list text:style-name="L12">
            <text:list-item>
              <text:list>
                <text:list-item>
                  <text:p><text:span text:style-name="T8">Verify whether the approximations </text:span><text:span text:style-name="T9">Ĵ</text:span><text:span text:style-name="T8"> of </text:span><text:span text:style-name="T9">J</text:span><text:span text:style-name="T8"> provided by CS and SS allow GHS to make near-optimal subset selections</text:span></text:p>
                </text:list-item>
              </text:list>
            </text:list-item>
          </text:list>
          <text:p><text:span text:style-name="T8"/></text:p>
          <text:p><text:span text:style-name="T8"/></text:p>
          <text:p><text:span text:style-name="T8"/></text:p>
          <text:p><text:span text:style-name="T8"/></text:p>
          <text:list text:continue-numbering="true" text:style-name="L12">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15"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6" draw:text-style-name="P25" draw:layer="layout" svg:width="22.86cm" svg:height="13.693cm" svg:x="1.27cm" svg:y="3.232cm">
          <text:list text:style-name="L12">
            <text:list-item>
              <text:p><text:span text:style-name="T8"><text:s text:c="3"/></text:span><text:span text:style-name="T8">Verify whether the approximations </text:span><text:span text:style-name="T9">Ĵ</text:span><text:span text:style-name="T8"> of </text:span><text:span text:style-name="T9">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1.714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2"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2"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2"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2"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2"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2"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2"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2"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2"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2"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2"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2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1" draw:text-style-name="P25" draw:layer="layout" svg:width="22.86cm" svg:height="13.693cm" svg:x="1.27cm" svg:y="3.232cm">
          <text:p><text:span text:style-name="T32"/></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3.607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25"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6" draw:text-style-name="P25" draw:layer="layout" svg:width="22.86cm" svg:height="13.693cm" svg:x="1.27cm" svg:y="3.232cm">
          <text:p><text:span text:style-name="T32"/></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1"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1"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1"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1"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1"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1"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1"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1"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1"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3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1" draw:text-style-name="P25" draw:layer="layout" svg:width="22.86cm" svg:height="13.693cm" svg:x="1.27cm" svg:y="3.232cm">
          <text:list text:style-name="L12">
            <text:list-item>
              <text:p><text:span text:style-name="T8"><text:s text:c="3"/></text:span><text:span text:style-name="T8">Verify whether the approximations </text:span><text:span text:style-name="T9">Ĵ</text:span><text:span text:style-name="T8"> of </text:span><text:span text:style-name="T9">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1" table:default-cell-style-name="ce1">
              <table:table-cell>
                <text:p><text:span text:style-name="T11">barman-1</text:span></text:p>
              </table:table-cell>
              <table:table-cell>
                <text:p><text:span text:style-name="T11">7,672,931</text:span></text:p>
              </table:table-cell>
              <table:table-cell>
                <text:p><text:span text:style-name="T11">7,673,451</text:span></text:p>
              </table:table-cell>
              <table:table-cell>
                <text:p><text:span text:style-name="T11">348</text:span></text:p>
              </table:table-cell>
              <table:table-cell>
                <text:p><text:span text:style-name="T11">38</text:span></text:p>
              </table:table-cell>
            </table:table-row>
            <table:table-row table:style-name="ro1" table:default-cell-style-name="ce1">
              <table:table-cell>
                <text:p><text:span text:style-name="T11">barman-2</text:span></text:p>
              </table:table-cell>
              <table:table-cell>
                <text:p><text:span text:style-name="T11">6,998,364</text:span></text:p>
              </table:table-cell>
              <table:table-cell>
                <text:p><text:span text:style-name="T11">6,998,395</text:span></text:p>
              </table:table-cell>
              <table:table-cell>
                <text:p><text:span text:style-name="T11">365</text:span></text:p>
              </table:table-cell>
              <table:table-cell>
                <text:p><text:span text:style-name="T11">34</text:span></text:p>
              </table:table-cell>
            </table:table-row>
            <table:table-row table:style-name="ro1" table:default-cell-style-name="ce1">
              <table:table-cell>
                <text:p><text:span text:style-name="T11">barman-3</text:span></text:p>
              </table:table-cell>
              <table:table-cell>
                <text:p><text:span text:style-name="T11">6,972,471</text:span></text:p>
              </table:table-cell>
              <table:table-cell>
                <text:p><text:span text:style-name="T11">6,972,849</text:span></text:p>
              </table:table-cell>
              <table:table-cell>
                <text:p><text:span text:style-name="T11">365</text:span></text:p>
              </table:table-cell>
              <table:table-cell>
                <text:p><text:span text:style-name="T11">39</text:span></text:p>
              </table:table-cell>
            </table:table-row>
            <table:table-row table:style-name="ro1" table:default-cell-style-name="ce1">
              <table:table-cell>
                <text:p><text:span text:style-name="T11">barman-4</text:span></text:p>
              </table:table-cell>
              <table:table-cell>
                <text:p><text:span text:style-name="T11">6,911,404</text:span></text:p>
              </table:table-cell>
              <table:table-cell>
                <text:p><text:span text:style-name="T11">6,911,496</text:span></text:p>
              </table:table-cell>
              <table:table-cell>
                <text:p><text:span text:style-name="T11">351</text:span></text:p>
              </table:table-cell>
              <table:table-cell>
                <text:p><text:span text:style-name="T11">30</text:span></text:p>
              </table:table-cell>
            </table:table-row>
            <table:table-row table:style-name="ro1" table:default-cell-style-name="ce1">
              <table:table-cell>
                <text:p><text:span text:style-name="T11">elevators-15</text:span></text:p>
              </table:table-cell>
              <table:table-cell>
                <text:p><text:span text:style-name="T11">1,709,038</text:span></text:p>
              </table:table-cell>
              <table:table-cell>
                <text:p><text:span text:style-name="T11">1,740,998</text:span></text:p>
              </table:table-cell>
              <table:table-cell>
                <text:p><text:span text:style-name="T11">46</text:span></text:p>
              </table:table-cell>
              <table:table-cell>
                <text:p><text:span text:style-name="T11">20</text:span></text:p>
              </table:table-cell>
            </table:table-row>
            <table:table-row table:style-name="ro1" table:default-cell-style-name="ce1">
              <table:table-cell>
                <text:p><text:span text:style-name="T11">floortile-4</text:span></text:p>
              </table:table-cell>
              <table:table-cell>
                <text:p><text:span text:style-name="T11">34,175,502</text:span></text:p>
              </table:table-cell>
              <table:table-cell>
                <text:p><text:span text:style-name="T11">34,175,578</text:span></text:p>
              </table:table-cell>
              <table:table-cell>
                <text:p><text:span text:style-name="T11">43</text:span></text:p>
              </table:table-cell>
              <table:table-cell>
                <text:p><text:span text:style-name="T11">37</text:span></text:p>
              </table:table-cell>
            </table:table-row>
            <table:table-row table:style-name="ro1" table:default-cell-style-name="ce1">
              <table:table-cell>
                <text:p><text:span text:style-name="T11">openstacks-10</text:span></text:p>
              </table:table-cell>
              <table:table-cell>
                <text:p><text:span text:style-name="T11">449,132</text:span></text:p>
              </table:table-cell>
              <table:table-cell>
                <text:p><text:span text:style-name="T11">449,132</text:span></text:p>
              </table:table-cell>
              <table:table-cell>
                <text:p><text:span text:style-name="T11">106</text:span></text:p>
              </table:table-cell>
              <table:table-cell>
                <text:p><text:span text:style-name="T11">1</text:span></text:p>
              </table:table-cell>
            </table:table-row>
            <table:table-row table:style-name="ro1" table:default-cell-style-name="ce1">
              <table:table-cell>
                <text:p><text:span text:style-name="T11">openstacks-12</text:span></text:p>
              </table:table-cell>
              <table:table-cell>
                <text:p><text:span text:style-name="T11">1,312,457</text:span></text:p>
              </table:table-cell>
              <table:table-cell>
                <text:p><text:span text:style-name="T11">1,312,457</text:span></text:p>
              </table:table-cell>
              <table:table-cell>
                <text:p><text:span text:style-name="T11">139</text:span></text:p>
              </table:table-cell>
              <table:table-cell>
                <text:p><text:span text:style-name="T11">1</text:span></text:p>
              </table:table-cell>
            </table:table-row>
            <table:table-row table:style-name="ro1" table:default-cell-style-name="ce1">
              <table:table-cell>
                <text:p><text:span text:style-name="T11">openstacks-14</text:span></text:p>
              </table:table-cell>
              <table:table-cell>
                <text:p><text:span text:style-name="T11">48,877</text:span></text:p>
              </table:table-cell>
              <table:table-cell>
                <text:p><text:span text:style-name="T11">48,877</text:span></text:p>
              </table:table-cell>
              <table:table-cell>
                <text:p><text:span text:style-name="T11">111</text:span></text:p>
              </table:table-cell>
              <table:table-cell>
                <text:p><text:span text:style-name="T11">1</text:span></text:p>
              </table:table-cell>
            </table:table-row>
            <table:table-row table:style-name="ro1" table:default-cell-style-name="ce1">
              <table:table-cell>
                <text:p><text:span text:style-name="T11">openstacks-6</text:span></text:p>
              </table:table-cell>
              <table:table-cell>
                <text:p><text:span text:style-name="T11">387,675</text:span></text:p>
              </table:table-cell>
              <table:table-cell>
                <text:p><text:span text:style-name="T11">387,675</text:span></text:p>
              </table:table-cell>
              <table:table-cell>
                <text:p><text:span text:style-name="T11">76</text:span></text:p>
              </table:table-cell>
              <table:table-cell>
                <text:p><text:span text:style-name="T11">1</text:span></text:p>
              </table:table-cell>
            </table:table-row>
            <table:table-row table:style-name="ro1" table:default-cell-style-name="ce1">
              <table:table-cell>
                <text:p><text:span text:style-name="T11">openstacks-7</text:span></text:p>
              </table:table-cell>
              <table:table-cell>
                <text:p><text:span text:style-name="T11">21,097</text:span></text:p>
              </table:table-cell>
              <table:table-cell>
                <text:p><text:span text:style-name="T11">21,097</text:span></text:p>
              </table:table-cell>
              <table:table-cell>
                <text:p><text:span text:style-name="T11">106</text:span></text:p>
              </table:table-cell>
              <table:table-cell>
                <text:p><text:span text:style-name="T11">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5" draw:text-style-name="P14" draw:layer="Layout" svg:width="22.86cm" svg:height="3.175cm" svg:x="1.27cm" svg:y="0.763cm">
          <text:list text:style-name="L1">
            <text:list-header>
              <text:p text:style-name="P27"><text:span text:style-name="T5">Experiments</text:span></text:p>
            </text:list-header>
          </text:list>
          <draw:enhanced-geometry svg:viewBox="0 0 21600 21600" draw:type="mso-spt202" draw:enhanced-path="M 0 0 L 21600 0 21600 21600 0 21600 0 0 Z N"/>
        </draw:custom-shape>
        <draw:custom-shape draw:style-name="gr236" draw:text-style-name="P25" draw:layer="Layout" svg:width="22.86cm" svg:height="13.693cm" svg:x="1.27cm" svg:y="3.232cm">
          <text:list text:style-name="L12">
            <text:list-item>
              <text:p text:style-name="P31"><text:span text:style-name="T8"><text:s text:c="3"/></text:span><text:span text:style-name="T8">Compare GHS using different sets of heuristics to current state-of-the-art planners.</text:span></text:p>
            </text:list-item>
          </text:list>
          <text:p text:style-name="P31"><text:span text:style-name="T8"/></text:p>
          <text:p text:style-name="P31"><text:span text:style-name="T8"><text:s text:c="2"/></text:span></text:p>
          <text:p text:style-name="P31"><text:span text:style-name="T8"/></text:p>
          <text:list text:style-name="L1">
            <text:list-item>
              <text:p text:style-name="P35"><text:span text:style-name="T8"/></text:p>
            </text:list-item>
            <text:list-item>
              <text:p text:style-name="P35"><text:span text:style-name="T8"/></text:p>
            </text:list-item>
          </text:list>
          <draw:enhanced-geometry svg:viewBox="0 0 21600 21600" draw:type="mso-spt202" draw:enhanced-path="M 0 0 L 21600 0 21600 21600 0 21600 0 0 Z N"/>
        </draw:custom-shape>
        <draw:custom-shape draw:style-name="gr123"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7" draw:text-style-name="P16" draw:layer="Layout" svg:width="17.066cm" svg:height="1.445cm" svg:x="5.697cm" svg:y="17.524cm">
          <text:list text:style-name="L1">
            <text:list-header>
              <text:p text:style-name="P28"><text:span text:style-name="T7">Universidade Federal de Viçosa</text:span></text:p>
              <text:p text:style-name="P28"><text:span text:style-name="T7">Departamento de Informática</text:span></text:p>
            </text:list-header>
          </text:list>
          <draw:enhanced-geometry svg:viewBox="0 0 21600 21600" draw:type="mso-spt202" draw:enhanced-path="M 0 0 L 21600 0 21600 21600 0 21600 0 0 Z N"/>
        </draw:custom-shape>
        <draw:custom-shape draw:style-name="gr238" draw:text-style-name="P9" draw:layer="Layout" svg:width="19.05cm" svg:height="0.853cm" draw:transform="rotate (1.5707963267949) translate (0.04cm 19.05cm)">
          <text:list text:style-name="L3">
            <text:list-header>
              <text:p text:style-name="P29"><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41" presentation:class="page"/>
          <draw:custom-shape draw:style-name="gr128" draw:text-style-name="P8" draw:layer="Layout" svg:width="15.24cm" svg:height="10.001cm" svg:x="1.905cm" svg:y="12.224cm">
            <text:p/>
            <draw:enhanced-geometry svg:viewBox="0 0 21600 21600" draw:type="mso-spt202" draw:enhanced-path="M 0 0 L 21600 0 21600 21600 0 21600 0 0 Z N"/>
          </draw:custom-shape>
          <draw:custom-shape draw:style-name="gr239" draw:text-style-name="P17" draw:layer="Layout" svg:width="8.255cm" svg:height="1.274cm" svg:x="10.791cm" svg:y="24.126cm">
            <text:list text:style-name="L1">
              <text:list-header>
                <text:p text:style-name="P31"><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4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1" draw:text-style-name="P25" draw:layer="layout" svg:width="22.86cm" svg:height="13.693cm" svg:x="1.27cm" svg:y="3.232cm">
          <text:list text:style-name="L12">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5"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46"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50"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51"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4"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1E5000001F2D03E62FC.png" xlink:type="simple" xlink:show="embed" xlink:actuate="onLoad"/>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5T12:37:35.745706948</dc:date>
    <meta:editing-cycles>743</meta:editing-cycles>
    <meta:editing-duration>P5DT5H39M4S</meta:editing-duration>
    <meta:generator>LibreOffice/4.3.7.2$Linux_X86_64 LibreOffice_project/430m0$Build-2</meta:generator>
    <meta:document-statistic meta:object-count="720"/>
  </office:meta>
</office:document-meta>
</file>